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9cm" fo:min-width="1.83cm"/>
    </style:style>
    <style:style style:name="gr2" style:family="graphic" style:parent-style-name="standard">
      <style:graphic-properties draw:textarea-horizontal-align="justify" draw:textarea-vertical-align="middle" draw:auto-grow-height="false" fo:min-height="2.21cm" fo:min-width="1.735cm"/>
    </style:style>
    <style:style style:name="gr3" style:family="graphic" style:parent-style-name="standard">
      <style:graphic-properties draw:textarea-horizontal-align="justify" draw:textarea-vertical-align="middle" draw:auto-grow-height="false" fo:min-height="1.323cm" fo:min-width="2.2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96pt" style:font-size-asian="96pt" style:font-size-complex="9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415cm" svg:x="1.889cm" svg:y="2.016cm">
          <text:p text:style-name="P1"><text:span text:style-name="T1">Jos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2" draw:id="id2" draw:layer="layout" svg:width="2.921cm" svg:height="2.459cm" svg:x="8.366cm" svg:y="1.508cm">
          <text:p text:style-name="P1"><text:span text:style-name="T2">Update item</text:span></text:p>
          <text:p text:style-name="P1"><text:span text:style-name="T2">Quantity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3" draw:id="id3" draw:layer="layout" svg:width="4.064cm" svg:height="1.572cm" svg:x="14.589cm" svg:y="1.956cm">
          <text:p text:style-name="P1"><text:span text:style-name="T1">Hard disk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4" draw:text-style-name="P4" draw:layer="layout" draw:type="line" svg:x1="5.191cm" svg:y1="2.724cm" svg:x2="8.366cm" svg:y2="2.737cm" draw:start-shape="id1" draw:start-glue-point="10" draw:end-shape="id2" svg:d="M5191 2724l3175 13" svg:viewBox="0 0 3176 14">
          <text:p text:style-name="P4"><text:span text:style-name="T3"><text:s/></text:span><text:span text:style-name="T3">Quantity</text:span></text:p>
          <text:p text:style-name="P4"><text:span text:style-name="T3"/></text:p>
          <text:p text:style-name="P4"><text:span text:style-name="T3"/></text:p>
        </draw:connector>
        <draw:connector draw:style-name="gr4" draw:layer="layout" draw:type="line" svg:x1="11.287cm" svg:y1="2.737cm" svg:x2="14.589cm" svg:y2="2.742cm" draw:start-shape="id2" draw:start-glue-point="1" draw:end-shape="id3" svg:d="M11287 2737l3302 5" svg:viewBox="0 0 3303 6">
          <text:p><text:span text:style-name="T1"><text:s/></text:span><text:span text:style-name="T1">Item Detail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stroke-linejoin="none" svg:stroke-linecap="butt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 draw:fill-image-width="0cm" draw:fill-image-height="0cm" draw:fit-to-size="shrink-to-fit" draw:fit-to-contour="false" fo:padding-top="0cm" fo:padding-bottom="0cm" fo:padding-left="0cm" fo:padding-right="0cm"/>
      <style:paragraph-properties fo:text-align="center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1:57:07.052195000</meta:creation-date>
    <dc:date>2014-09-24T18:20:42.043163000</dc:date>
    <meta:editing-duration>PT21M4S</meta:editing-duration>
    <meta:editing-cycles>3</meta:editing-cycles>
    <meta:generator>LibreOffice/4.3.1.2$MacOSX_X86_64 LibreOffice_project/958349dc3b25111dbca392fbc281a05559ef6848</meta:generator>
    <meta:document-statistic meta:object-count="5"/>
  </office:meta>
</office:document-meta>
</file>